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bc1" officeooo:paragraph-rsid="001b2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PC2R SUMMARY<text:line-break/></text:p>
      <text:p text:style-name="P1">1 session = </text:p>
      <text:p text:style-name="P1">- 2 joueurs min.</text:p>
      <text:p text:style-name="P1">- Plusieurs tours de jeu</text:p>
      <text:p text:style-name="P1">- Score du joueur persiste</text:p>
      <text:p text:style-name="P1">- Session s'arrête quand le score d'un joueur atteint un score objectif OU quand nbJoueurs = 1</text:p>
      <text:p text:style-name="P1">- Joueur peut rejoindre et quitter à tout moment (commence à jouer au tour suivant s'il arrive pdt un tour en cours)</text:p>
      <text:p text:style-name="P1">- Infos visibles à tout moment : plateau de jeu, liste des joueurs, score et compte à rebours</text:p>
      <text:p text:style-name="P1"/>
      <text:p text:style-name="P1">1 tour =</text:p>
      <text:p text:style-name="P1">- 1 phase de réflexion :</text:p>
      <text:p text:style-name="P1"><text:tab/>- Se fini après un compte à rebours (5min) ou quand un joueur propose une solution</text:p>
      <text:p text:style-name="P1">- 1 phase d'enchère :</text:p>
      <text:p text:style-name="P1"><text:tab/>- Les joueurs annoncent qu'ils ont trouvé une meilleure solution (avec le nb de coups)</text:p>
      <text:p text:style-name="P1"><text:tab/>- Un joueur ne peut pas encherir avec une valeur &gt; à une valeur qu'il a déjà encherie</text:p>
      <text:p text:style-name="P1"><text:tab/>- Phase s'arrête à expiration d'un compte à rebours (30s) et décide du joueur actif (moins <text:tab/> <text:s/>offrant = nombre de coups le plus bas)<text:line-break/>- 1 phase de résolution :</text:p>
      <text:p text:style-name="P1"><text:tab/>- Le joueur actif propose sa solution (il a 1min pour envoyer sa solution)<text:line-break/><text:tab/>- Si solution bonne &amp;&amp; si elle utilise ≤ que le nombre de coups annoncé alors le joueur actif <text:tab/> <text:s text:c="2"/>gagne 1 point et on passe au tour suivant<text:line-break/><text:tab/>- Si la solution est mauvais OU utilise trop de coups alors le joueur actif est exclu → le <text:tab/> <text:s text:c="2"/><text:tab/> <text:s text:c="2"/>joueur le moins offrant suivant est sélectionné comme joueur actif → nouvelle phase de <text:s/><text:tab/> <text:s text:c="2"/>résolution<text:line-break/><text:tab/>- S'il n'y pas de joueur suivant, la tour est terminé et personne ne gagne de point.<text:line-break/><text:line-break/><text:line-break/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PATRICK</meta:initial-creator>
    <meta:creation-date>2016-03-08T11:15:09.402083819</meta:creation-date>
    <dc:date>2016-03-08T11:31:05.506203490</dc:date>
    <dc:creator>TRAN PATRICK</dc:creator>
    <meta:editing-duration>PT46S</meta:editing-duration>
    <meta:editing-cycles>1</meta:editing-cycles>
    <meta:document-statistic meta:table-count="0" meta:image-count="0" meta:object-count="0" meta:page-count="1" meta:paragraph-count="17" meta:word-count="263" meta:character-count="1379" meta:non-whitespace-character-count="1097"/>
    <meta:generator>LibreOffice/4.3.3.2$Linux_X86_64 LibreOffice_project/430m0$Build-2</meta:generator>
  </office:meta>
</office:document-meta>
</file>